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IM FELL DW Pica" svg:font-family="'IM FELL DW Pica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IM FELL DW Pica"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IM FELL DW Pica"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IM FELL DW Pica" fo:font-size="12pt" fo:font-style="italic" style:font-size-asian="12pt" style:font-style-asian="italic" style:font-size-complex="12pt" style:font-style-complex="italic"/>
    </style:style>
    <style:style style:name="P4" style:family="paragraph" style:parent-style-name="Standard">
      <style:paragraph-properties fo:text-align="start" style:justify-single-word="false"/>
      <style:text-properties style:font-name="IM FELL DW Pica"/>
    </style:style>
    <style:style style:name="P5" style:family="paragraph" style:parent-style-name="Standard">
      <style:paragraph-properties fo:text-align="start" style:justify-single-word="false"/>
      <style:text-properties style:font-name="IM FELL DW Pica"/>
    </style:style>
    <style:style style:name="P6" style:family="paragraph" style:parent-style-name="Standard">
      <style:text-properties style:font-name="IM FELL DW Pica"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IM FELL DW Pica"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IM FELL DW Pica" fo:font-size="14pt" fo:font-style="normal" style:font-size-asian="14pt" style:font-style-asian="normal" style:font-size-complex="14pt" style:font-style-complex="normal"/>
    </style:style>
    <style:style style:name="P9" style:family="paragraph" style:parent-style-name="Standard">
      <style:paragraph-properties fo:text-align="center" style:justify-single-word="false"/>
      <style:text-properties style:font-name="IM FELL DW Pica"/>
    </style:style>
    <style:style style:name="P10" style:family="paragraph" style:parent-style-name="Standard">
      <style:paragraph-properties fo:text-align="center" style:justify-single-word="false" fo:break-before="page"/>
      <style:text-properties style:font-name="IM FELL DW Pica"/>
    </style:style>
    <style:style style:name="T1" style:family="text">
      <style:text-properties fo:font-variant="small-caps"/>
    </style:style>
    <style:style style:name="T2" style:family="text">
      <style:text-properties fo:font-variant="small-caps" style:font-size-asian="10.5pt"/>
    </style:style>
    <style:style style:name="T3" style:family="text">
      <style:text-properties style:font-name="Courier 10 Pitch"/>
    </style:style>
    <style:style style:name="T4" style:family="text">
      <style:text-properties style:font-name="Courier 10 Pitch"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Copyright © Timothy S. Macdonald 2006-2014.</text:p>
      <text:p text:style-name="P4"/>
      <text:p text:style-name="P4">This work is licenſed under a Creative Commons Attribution-NonCommercial-NoDerivatives 4.0 International Licenſe.</text:p>
      <text:p text:style-name="P4"/>
      <text:p text:style-name="P4">Engliſh Scripture taken from the <text:span text:style-name="T1">Holy Bible, New International Version</text:span> ®. Copyright © 1973, 1978, 1984 by International Bible Society. Uſed by permiſsion of Zondervan. All rights reſerved.</text:p>
      <text:p text:style-name="P4"/>
      <text:p text:style-name="P4">Spaniſh Scripture taken from the <text:span text:style-name="T2">Biblia Dios Habla Hoy, 3rd Edition </text:span>Dios habla hoy ®, Tercera edición © Sociedades Bíblicas Unidas, 1966, 1970, 1979, 1983, 1996. Uſed by permiſsion.</text:p>
      <text:p text:style-name="P4"/>
      <text:p text:style-name="P4"/>
      <text:p text:style-name="P4">Special thanks to Dan van Loon (<text:span text:style-name="T4">http://designcorps.us</text:span>) for overſeeing the deſign and creating the cover art.</text:p>
      <text:p text:style-name="P4"/>
      <text:p text:style-name="P10"/>
      <text:p text:style-name="P9"/>
      <text:p text:style-name="P9"/>
      <text:p text:style-name="P2"/>
      <text:p text:style-name="P2"/>
      <text:p text:style-name="P8">This collection is humbly dedicated</text:p>
      <text:p text:style-name="P2"/>
      <text:p text:style-name="P2"/>
      <text:p text:style-name="P2">to RS</text:p>
      <text:p text:style-name="P2">for teaching artiſtry,</text:p>
      <text:p text:style-name="P2"/>
      <text:p text:style-name="P2"/>
      <text:p text:style-name="P2">CF</text:p>
      <text:p text:style-name="P2">for teaching ſtyle,</text:p>
      <text:p text:style-name="P2"/>
      <text:p text:style-name="P2"/>
      <text:p text:style-name="P2"><text:s/>&amp; RBP</text:p>
      <text:p text:style-name="P2">for teaching beauty.</text:p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Aún más, a nada le concedo valor ſi lo comparo con el bien ſupremo de conocer a...mi Señ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IM FELL DW Pica" svg:font-family="'IM FELL DW Pica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2T23:25:19</meta:creation-date>
    <dc:date>2014-04-27T20:35:28</dc:date>
    <meta:editing-duration>PT7H45M44S</meta:editing-duration>
    <meta:editing-cycles>4</meta:editing-cycles>
    <meta:generator>LibreOffice/3.5$Linux_X86_64 LibreOffice_project/350m1$Build-2</meta:generator>
    <meta:document-statistic meta:table-count="0" meta:image-count="0" meta:object-count="0" meta:page-count="2" meta:paragraph-count="13" meta:word-count="128" meta:character-count="832" meta:non-whitespace-character-count="716"/>
  </office:meta>
</office:document-meta>
</file>